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65pt"/>
    </style:style>
    <style:style style:name="co2" style:family="table-column">
      <style:table-column-properties fo:break-before="auto" style:column-width="322.95pt"/>
    </style:style>
    <style:style style:name="co3" style:family="table-column">
      <style:table-column-properties fo:break-before="auto" style:column-width="466.95pt"/>
    </style:style>
    <style:style style:name="co4" style:family="table-column">
      <style:table-column-properties fo:break-before="auto" style:column-width="130.31pt"/>
    </style:style>
    <style:style style:name="co5" style:family="table-column">
      <style:table-column-properties fo:break-before="auto" style:column-width="66.95pt"/>
    </style:style>
    <style:style style:name="co6" style:family="table-column">
      <style:table-column-properties fo:break-before="auto" style:column-width="187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Blix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Users/jons/Documents/Projects/Blixten/Blixten LED Device/Blixten.sch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(2016-07-14 BZR 6979)-produc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2016 July 30, Saturday 21:34:3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lixten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(C) 2016 Jonas Persson &lt;jonpe960@gmail.com&gt;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R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2" office:value-type="string" calcext:value-type="string">
            <text:p>2016-03-0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Blixten 6lowpan LED Controller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450BM15B0002</text:p>
          </table:table-cell>
          <table:table-cell office:value-type="string" calcext:value-type="string">
            <text:p>misc_inductors</text:p>
          </table:table-cell>
          <table:table-cell office:value-type="string" calcext:value-type="string">
            <text:p>2450BM15B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2</text:p>
          </table:table-cell>
          <table:table-cell office:value-type="string" calcext:value-type="string">
            <text:p>BL0603_BLM18KG121TN1D</text:p>
          </table:table-cell>
          <table:table-cell office:value-type="string" calcext:value-type="string">
            <text:p>FERRITE CHIP 120 OHM 3000MA 0603,131340,0DCR: 30 mOhm Max</text:p>
          </table:table-cell>
          <table:table-cell office:value-type="string" calcext:value-type="string">
            <text:p>BLM18KG121TN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20 Ohm @ 100MHz</text:p>
          </table:table-cell>
        </table:table-row>
        <table:table-row table:style-name="ro1">
          <table:table-cell office:value-type="string" calcext:value-type="string">
            <text:p>FB3</text:p>
          </table:table-cell>
          <table:table-cell office:value-type="string" calcext:value-type="string">
            <text:p>BL0603_BLM18KG121TN1D</text:p>
          </table:table-cell>
          <table:table-cell office:value-type="string" calcext:value-type="string">
            <text:p>FERRITE CHIP 120 OHM 3000MA 0603,131340,0DCR: 30 mOhm Max</text:p>
          </table:table-cell>
          <table:table-cell office:value-type="string" calcext:value-type="string">
            <text:p>BLM18KG121TN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20 Ohm @ 100MHz</text:p>
          </table:table-cell>
        </table:table-row>
        <table:table-row table:style-name="ro1">
          <table:table-cell office:value-type="string" calcext:value-type="string">
            <text:p>FB5</text:p>
          </table:table-cell>
          <table:table-cell office:value-type="string" calcext:value-type="string">
            <text:p>BL0603_BLM18KG121TN1D</text:p>
          </table:table-cell>
          <table:table-cell office:value-type="string" calcext:value-type="string">
            <text:p>FERRITE CHIP 120 OHM 3000MA 0603,131340,0DCR: 30 mOhm Max</text:p>
          </table:table-cell>
          <table:table-cell office:value-type="string" calcext:value-type="string">
            <text:p>BLM18KG121TN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20 Ohm @ 100MHz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CC2520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CC252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C252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0402_100R</text:p>
          </table:table-cell>
          <table:table-cell office:value-type="string" calcext:value-type="string">
            <text:p>100, ±1%, 0.063W</text:p>
          </table:table-cell>
          <table:table-cell office:value-type="string" calcext:value-type="string">
            <text:p>CRCW0402100RFKED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0402_10k</text:p>
          </table:table-cell>
          <table:table-cell office:value-type="string" calcext:value-type="string">
            <text:p>10k, ±1%, 0.063W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0402_44k20</text:p>
          </table:table-cell>
          <table:table-cell office:value-type="string" calcext:value-type="string">
            <text:p>44.2k, ±1%, 0.063W</text:p>
          </table:table-cell>
          <table:table-cell office:value-type="string" calcext:value-type="string">
            <text:p>CRCW040244K2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44.2k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0402_56k</text:p>
          </table:table-cell>
          <table:table-cell office:value-type="string" calcext:value-type="string">
            <text:p>56k, ±1%, 0.063W</text:p>
          </table:table-cell>
          <table:table-cell office:value-type="string" calcext:value-type="string">
            <text:p>CRCW040256K0FKE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56k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0805_100R</text:p>
          </table:table-cell>
          <table:table-cell office:value-type="string" calcext:value-type="string">
            <text:p>100, ±1%, 0.125W</text:p>
          </table:table-cell>
          <table:table-cell office:value-type="string" calcext:value-type="string">
            <text:p>CRCW0805100RFKEA</text:p>
          </table:table-cell>
          <table:table-cell office:value-type="string" calcext:value-type="string">
            <text:p>Visha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X4R005JJ2R1800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X4R005JJ2R1800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DX4R005JJ2R180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0402_1u_10Vdc_X5R</text:p>
          </table:table-cell>
          <table:table-cell office:value-type="string" calcext:value-type="string">
            <text:p>1.0uF, 10Vdc, ±20%, X5R</text:p>
          </table:table-cell>
          <table:table-cell office:value-type="string" calcext:value-type="string">
            <text:p>GRM153R61A105ME9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0402_15p_100Vdc_C0G</text:p>
          </table:table-cell>
          <table:table-cell office:value-type="string" calcext:value-type="string">
            <text:p>15pF, 100Vdc, ±2%, C0G</text:p>
          </table:table-cell>
          <table:table-cell office:value-type="string" calcext:value-type="string">
            <text:p>GRM1555C2A15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0402_15p_100Vdc_C0G</text:p>
          </table:table-cell>
          <table:table-cell office:value-type="string" calcext:value-type="string">
            <text:p>15pF, 100Vdc, ±2%, C0G</text:p>
          </table:table-cell>
          <table:table-cell office:value-type="string" calcext:value-type="string">
            <text:p>GRM1555C2A15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0402_15p_100Vdc_C0G</text:p>
          </table:table-cell>
          <table:table-cell office:value-type="string" calcext:value-type="string">
            <text:p>15pF, 100Vdc, ±2%, C0G</text:p>
          </table:table-cell>
          <table:table-cell office:value-type="string" calcext:value-type="string">
            <text:p>GRM1555C2A15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0402_15p_100Vdc_C0G</text:p>
          </table:table-cell>
          <table:table-cell office:value-type="string" calcext:value-type="string">
            <text:p>15pF, 100Vdc, ±2%, C0G</text:p>
          </table:table-cell>
          <table:table-cell office:value-type="string" calcext:value-type="string">
            <text:p>GRM1555C2A150G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0402_1p5_100Vdc_C0G</text:p>
          </table:table-cell>
          <table:table-cell office:value-type="string" calcext:value-type="string">
            <text:p>1.5pF, 100Vdc, ±0.1pF, C0G</text:p>
          </table:table-cell>
          <table:table-cell office:value-type="string" calcext:value-type="string">
            <text:p>GRM1555C2A1R5B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5pF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0603_1u_25Vdc_X7R</text:p>
          </table:table-cell>
          <table:table-cell office:value-type="string" calcext:value-type="string">
            <text:p>1.0uF, 25Vdc, ±10%, X7R</text:p>
          </table:table-cell>
          <table:table-cell office:value-type="string" calcext:value-type="string">
            <text:p>GRM188R71E105KA1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0603_1u_25Vdc_X7R</text:p>
          </table:table-cell>
          <table:table-cell office:value-type="string" calcext:value-type="string">
            <text:p>1.0uF, 25Vdc, ±10%, X7R</text:p>
          </table:table-cell>
          <table:table-cell office:value-type="string" calcext:value-type="string">
            <text:p>GRM188R71E105KA1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0603_1u_25Vdc_X7R</text:p>
          </table:table-cell>
          <table:table-cell office:value-type="string" calcext:value-type="string">
            <text:p>1.0uF, 25Vdc, ±10%, X7R</text:p>
          </table:table-cell>
          <table:table-cell office:value-type="string" calcext:value-type="string">
            <text:p>GRM188R71E105KA1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0603_1u_25Vdc_X7R</text:p>
          </table:table-cell>
          <table:table-cell office:value-type="string" calcext:value-type="string">
            <text:p>1.0uF, 25Vdc, ±10%, X7R</text:p>
          </table:table-cell>
          <table:table-cell office:value-type="string" calcext:value-type="string">
            <text:p>GRM188R71E105KA12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.0uF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0603_10n_100Vdc_X7R</text:p>
          </table:table-cell>
          <table:table-cell office:value-type="string" calcext:value-type="string">
            <text:p>10000pF, 100Vdc, ±10%, X7R</text:p>
          </table:table-cell>
          <table:table-cell office:value-type="string" calcext:value-type="string">
            <text:p>GRM188R72A103KA0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000pF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0805_10u_25Vdc_X7R</text:p>
          </table:table-cell>
          <table:table-cell office:value-type="string" calcext:value-type="string">
            <text:p>10uF, 25Vdc, ±10%, X7R</text:p>
          </table:table-cell>
          <table:table-cell office:value-type="string" calcext:value-type="string">
            <text:p>GRM21BZ71E106K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0805_10u_25Vdc_X7R</text:p>
          </table:table-cell>
          <table:table-cell office:value-type="string" calcext:value-type="string">
            <text:p>10uF, 25Vdc, ±10%, X7R</text:p>
          </table:table-cell>
          <table:table-cell office:value-type="string" calcext:value-type="string">
            <text:p>GRM21BZ71E106K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0805_10u_25Vdc_X7R</text:p>
          </table:table-cell>
          <table:table-cell office:value-type="string" calcext:value-type="string">
            <text:p>10uF, 25Vdc, ±10%, X7R</text:p>
          </table:table-cell>
          <table:table-cell office:value-type="string" calcext:value-type="string">
            <text:p>GRM21BZ71E106K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0805_10u_25Vdc_X7R</text:p>
          </table:table-cell>
          <table:table-cell office:value-type="string" calcext:value-type="string">
            <text:p>10uF, 25Vdc, ±10%, X7R</text:p>
          </table:table-cell>
          <table:table-cell office:value-type="string" calcext:value-type="string">
            <text:p>GRM21BZ71E106KE1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HLP1212_2u2_2</text:p>
          </table:table-cell>
          <table:table-cell office:value-type="string" calcext:value-type="string">
            <text:p>2.2µH, ±20%, 3A, 3.3A, 46 mOhm Max, 55MHz, -55°C ~ 125°C, 0.144 L x 0.118 W (3.65mm x 3.00mm)</text:p>
          </table:table-cell>
          <table:table-cell office:value-type="string" calcext:value-type="string">
            <text:p>IHLP1212BZER2R2M1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2.2µH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LQG15HN_2n2</text:p>
          </table:table-cell>
          <table:table-cell office:value-type="string" calcext:value-type="string">
            <text:p>2.2nH±0.3nH, 300mA, DCR:0.15ohm, Q:8, SFR:6000MHz</text:p>
          </table:table-cell>
          <table:table-cell office:value-type="string" calcext:value-type="string">
            <text:p>LQG15HN2N2S02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2.2nH±0.3nH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CP360SNAET1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CP360SNAET1G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NCP360SNAET1G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NCP380HSNAJAAT1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CP380HSNAJAAT1G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NCP380HSNAJAAT1G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NX2520SA-16.000000MHZ</text:p>
          </table:table-cell>
          <table:table-cell office:value-type="string" calcext:value-type="string">
            <text:p>f=16MHz, Stability:±10ppm, Tol:±10ppm,Load capacitance:10pF,esr:80 Ohm,Temp:-10°C ~ 60°C</text:p>
          </table:table-cell>
          <table:table-cell office:value-type="string" calcext:value-type="string">
            <text:p>NX2520SA-16.000000MHZ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16MHz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NX2520SA-32.000000MHZ</text:p>
          </table:table-cell>
          <table:table-cell office:value-type="string" calcext:value-type="string">
            <text:p>f=32MHz, Stability:±10ppm, Tol:±10ppm,Load capacitance:10pF,esr:50 Ohm,Temp:-10°C ~ 60°C</text:p>
          </table:table-cell>
          <table:table-cell office:value-type="string" calcext:value-type="string">
            <text:p>NX2520SA-32.000000MHZ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32MHz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PCAP_100u_16</text:p>
          </table:table-cell>
          <table:table-cell office:value-type="string" calcext:value-type="string">
            <text:p>100µF, ±20%, 16V, 24 mOhm @ 100Hz, 2000 Hrs @ 105°C, -55°C ~ 105°C, 2.7A</text:p>
          </table:table-cell>
          <table:table-cell office:value-type="string" calcext:value-type="string">
            <text:p>PCJ1C101MCL4GS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100µF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SN74LV1T126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N74LV1T12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4LV1T126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302K8U6</text:p>
          </table:table-cell>
          <table:table-cell/>
          <table:table-cell office:value-type="string" calcext:value-type="string">
            <text:p>STM32F302K8U6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M32F302K8U6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TFM-105-02-S-D-WT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TFM-105-02-S-D-WT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FM-105-02-S-D-WT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S62742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TPS6274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6274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SBLC6-4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USBLC6-4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USBLC6-4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USBLC6-4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USBLC6-4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USBLC6-4</text:p>
          </table:table-cell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WLA.01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WLA.01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WLA.01</text:p>
          </table:table-cell>
        </table:table-row>
      </table:table>
      <table:table table:name="Sheet1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lixten.A11:Blixten.F7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1:35:09.961612000</meta:creation-date>
    <dc:date>2016-07-30T21:39:10.921426000</dc:date>
    <meta:editing-duration>PT4M1S</meta:editing-duration>
    <meta:editing-cycles>2</meta:editing-cycles>
    <meta:generator>LibreOffice/5.1.4.2$MacOSX_X86_64 LibreOffice_project/a2b79effd678115174773cc8f9c66d2b5833e18c</meta:generator>
    <meta:document-statistic meta:table-count="2" meta:cell-count="377" meta:object-count="0"/>
  </office:meta>
</office:document-meta>
</file>